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461cm" table:align="margins"/>
    </style:style>
    <style:style style:name="Table1.A" style:family="table-column">
      <style:table-column-properties style:column-width="7.001cm" style:rel-column-width="3969*"/>
    </style:style>
    <style:style style:name="Table1.B" style:family="table-column">
      <style:table-column-properties style:column-width="0.998cm" style:rel-column-width="566*"/>
    </style:style>
    <style:style style:name="Table1.C" style:family="table-column">
      <style:table-column-properties style:column-width="5.311cm" style:rel-column-width="3011*"/>
    </style:style>
    <style:style style:name="Table1.D" style:family="table-column">
      <style:table-column-properties style:column-width="5.151cm" style:rel-column-width="292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officeooo:rsid="001ff624" officeooo:paragraph-rsid="001ff624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20c5dd" officeooo:paragraph-rsid="0020c5dd" style:font-size-asian="14pt" style:font-size-complex="14pt"/>
    </style:style>
    <style:style style:name="P3" style:family="paragraph" style:parent-style-name="Table_20_Contents" style:list-style-name="L2">
      <style:paragraph-properties fo:text-align="start" style:justify-single-word="false"/>
      <style:text-properties fo:font-size="14pt" officeooo:rsid="0020c5dd" officeooo:paragraph-rsid="0020c5dd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20c5dd" officeooo:paragraph-rsid="0025f78d" style:font-size-asian="14pt" style:font-size-complex="14pt"/>
    </style:style>
    <style:style style:name="P5" style:family="paragraph" style:parent-style-name="Table_20_Contents" style:list-style-name="L1">
      <style:paragraph-properties fo:text-align="start" style:justify-single-word="false"/>
      <style:text-properties fo:font-size="14pt" officeooo:rsid="002303e9" officeooo:paragraph-rsid="002303e9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214551" officeooo:paragraph-rsid="00214551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214551" officeooo:paragraph-rsid="002d1585" style:font-size-asian="14pt" style:font-size-complex="14pt"/>
    </style:style>
    <style:style style:name="P8" style:family="paragraph" style:parent-style-name="Table_20_Contents" style:list-style-name="L3">
      <style:paragraph-properties fo:text-align="start" style:justify-single-word="false"/>
      <style:text-properties fo:font-size="14pt" officeooo:rsid="00214551" officeooo:paragraph-rsid="002d1585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214551" officeooo:paragraph-rsid="002bca67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214551" officeooo:paragraph-rsid="002f5471" style:font-size-asian="14pt" style:font-size-complex="14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4pt" officeooo:rsid="0029f3ff" officeooo:paragraph-rsid="0029f3ff" style:font-size-asian="14pt" style:font-size-complex="14pt"/>
    </style:style>
    <style:style style:name="P12" style:family="paragraph" style:parent-style-name="Table_20_Contents" style:list-style-name="L2">
      <style:paragraph-properties fo:text-align="start" style:justify-single-word="false"/>
      <style:text-properties fo:font-size="14pt" officeooo:rsid="00295c98" officeooo:paragraph-rsid="00295c98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fo:font-weight="bold" officeooo:rsid="0025f78d" officeooo:paragraph-rsid="0025f78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214551" officeooo:paragraph-rsid="002d1585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officeooo:rsid="001ff624" officeooo:paragraph-rsid="001ff624"/>
    </style:style>
    <style:style style:name="P16" style:family="paragraph" style:parent-style-name="Standard">
      <style:paragraph-properties fo:text-align="start" style:justify-single-word="false"/>
      <style:text-properties officeooo:rsid="001ff624" officeooo:paragraph-rsid="001ff624"/>
    </style:style>
    <style:style style:name="P17" style:family="paragraph" style:parent-style-name="Standard">
      <style:paragraph-properties fo:text-align="center" style:justify-single-word="false"/>
      <style:text-properties fo:font-size="20pt" officeooo:rsid="001ff624" officeooo:paragraph-rsid="001ff624" style:font-size-asian="20pt" style:font-size-complex="20pt"/>
    </style:style>
    <style:style style:name="P18" style:family="paragraph" style:parent-style-name="Standard">
      <style:text-properties fo:font-size="14pt" style:text-underline-style="none" fo:font-weight="normal" officeooo:rsid="000f1647" officeooo:paragraph-rsid="0025f78d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normal" officeooo:rsid="000f1647" officeooo:paragraph-rsid="0025f78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25f78d" officeooo:paragraph-rsid="0025f78d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4pt" officeooo:rsid="00214551" officeooo:paragraph-rsid="002d1585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ca67" style:font-weight-asian="bold" style:font-weight-complex="bold"/>
    </style:style>
    <style:style style:name="T3" style:family="text">
      <style:text-properties fo:font-weight="bold" officeooo:rsid="002d1585" style:font-weight-asian="bold" style:font-weight-complex="bold"/>
    </style:style>
    <style:style style:name="T4" style:family="text">
      <style:text-properties officeooo:rsid="00234f21"/>
    </style:style>
    <style:style style:name="T5" style:family="text">
      <style:text-properties officeooo:rsid="00250690"/>
    </style:style>
    <style:style style:name="T6" style:family="text">
      <style:text-properties fo:font-weight="normal" officeooo:rsid="002bca67" style:font-weight-asian="normal" style:font-weight-complex="normal"/>
    </style:style>
    <style:style style:name="T7" style:family="text">
      <style:text-properties fo:font-weight="normal" officeooo:rsid="002d1585" style:font-weight-asian="normal" style:font-weight-complex="normal"/>
    </style:style>
    <style:style style:name="T8" style:family="text">
      <style:text-properties fo:font-size="11pt" officeooo:rsid="000c636e" style:font-size-asian="11pt" style:font-size-complex="11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ff16c"/>
    </style:style>
    <style:style style:name="T11" style:family="text">
      <style:text-properties style:text-underline-style="none" officeooo:rsid="001158ca"/>
    </style:style>
    <style:style style:name="T12" style:family="text">
      <style:text-properties style:text-underline-style="none" officeooo:rsid="0027868d"/>
    </style:style>
    <style:style style:name="T13" style:family="text">
      <style:text-properties officeooo:rsid="00295c98"/>
    </style:style>
    <style:style style:name="T14" style:family="text">
      <style:text-properties officeooo:rsid="00299c07"/>
    </style:style>
    <style:style style:name="T15" style:family="text">
      <style:text-properties officeooo:rsid="002bca67"/>
    </style:style>
    <style:style style:name="T16" style:family="text">
      <style:text-properties officeooo:rsid="002d1585"/>
    </style:style>
    <style:style style:name="T17" style:family="text">
      <style:text-properties officeooo:rsid="000c636e"/>
    </style:style>
    <style:style style:name="T18" style:family="text">
      <style:text-properties officeooo:rsid="002d8115"/>
    </style:style>
    <style:style style:name="T19" style:family="text">
      <style:text-properties officeooo:rsid="003197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Request For Proposal</text:span> 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text:span text:style-name="T1">RFP</text:span>:<text:span text:style-name="T13">IBM-7030 (</text:span>Project Stretch<text:span text:style-name="T13">)</text:span></text:p>
          </table:table-cell>
          <table:table-cell table:style-name="Table1.A1" table:number-columns-spanned="2" office:value-type="string">
            <text:p text:style-name="P1"><text:span text:style-name="T1">Proposal Due date </text:span>: <text:span text:style-name="T19">Jan 1961</text:span></text:p>
          </table:table-cell>
          <table:covered-table-cell/>
          <table:table-cell table:style-name="Table1.D1" office:value-type="string">
            <text:p text:style-name="P1"><text:span text:style-name="T1">Comapny Name </text:span>:IBM</text:p>
          </table:table-cell>
        </table:table-row>
        <table:table-row>
          <table:table-cell table:style-name="Table1.A2" table:number-columns-spanned="4" office:value-type="string">
            <text:p text:style-name="P4"><text:span text:style-name="T1">Project Overview :</text:span></text:p>
            <text:p text:style-name="P4"><text:span text:style-name="T4">Project Stretch is a supercomputer mainly for scientific applications.Project is directed more specifically toward achieving, </text:span>on very large mathematical computing problems, the highest performance possible within certain limits of time and resources.The purpose of setting so ambitious a, goal <text:span text:style-name="T5">is</text:span> to stimulate innovation in al<text:span text:style-name="T4">l</text:span> aspects of computer design.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<text:span text:style-name="T1">Project Goals :</text:span></text:p>
            <text:list xml:id="list1318670578" text:style-name="L1">
              <text:list-item>
                <text:p text:style-name="P5">To make a supercomputer 100 time faster than IBM-704 <text:s/></text:p>
              </text:list-item>
              <text:list-item>
                <text:p text:style-name="P5">To make a effective and better design of a computer architecture</text:p>
              </text:list-item>
              <text:list-item>
                <text:p text:style-name="P11">To introduce new technology like parallel pipline,parallel binary arithmatics and page caching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3">Project Objectives:</text:p>
            <text:p text:style-name="P18">1.Performance : An over-al1 performance leve1 of 100 times that of the fastest machines then in existence.</text:p>
            <text:p text:style-name="P18"/>
            <text:p text:style-name="P18">2.Reliability : Solid-state components promised t'he much higher reliability needed for satisfactory operation of a necessarily complex machine. </text:p>
            <text:p text:style-name="P18"/>
            <text:p text:style-name="P18">3.Checking : <text:s/>Extensive automatic checking facilities were intended to detect any errors that occurred and to locate faults within narrow limits.</text:p>
            <text:p text:style-name="P18"/>
            <text:p text:style-name="P19"><text:span text:style-name="T10">4.</text:span><text:span text:style-name="T9">High-speed Arithmetic : A high-speed parallel arithmetic unit </text:span><text:span text:style-name="T12">is</text:span><text:span text:style-name="T9"> to execute floating-point additions in 0.8 microsecond and multiplications in 1.4 microseconds.</text:span></text:p>
            <text:p text:style-name="P18"/>
            <text:p text:style-name="P19"><text:span text:style-name="T10">6.Memory : </text:span><text:span text:style-name="T9"><text:s/>The main memory </text:span><text:span text:style-name="T12">is</text:span><text:span text:style-name="T9"> to have a cycle time of only 2 microseconds. The capacity was to be 8,192 (later raised to 16,384) words per unit. </text:span></text:p>
            <text:p text:style-name="P18"/>
            <text:p text:style-name="P19"><text:span text:style-name="T11">7.</text:span><text:span text:style-name="T9">Input-Output Ezchange A unit resembling somewhat a telephone exchange was to provide simu1taneous operation of al</text:span><text:span text:style-name="T10">l </text:span><text:span text:style-name="T9">kinds of input-output, storage, and data transmission devices.</text:span>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<text:span text:style-name="T1">Current Roadbloack</text:span></text:p>
            <text:list xml:id="list2315520826" text:style-name="L2">
              <text:list-item>
                <text:p text:style-name="P3"><text:span text:style-name="T5">N</text:span>ew transistors, new cores, new logical features, and new manufacturing techniques <text:span text:style-name="T5">are </text:span>need<text:span text:style-name="T5">ing.</text:span></text:p>
              </text:list-item>
              <text:list-item>
                <text:p text:style-name="P12">New Architectur for computer design</text:p>
              </text:list-item>
              <text:list-item>
                <text:p text:style-name="P12">Parallel pipelining ,<text:span text:style-name="T14">Paging and memory units are need to be improve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7"><text:span text:style-name="T1">Evaluation Matrix : </text:span><text:span text:style-name="T7">The responders must meets following requiements:</text:span></text:p>
            <text:list xml:id="list1353902245" text:style-name="L3">
              <text:list-item>
                <text:p text:style-name="P21"><text:bookmark text:name="hs_cos_wrapper_post_body"/><text:span text:style-name="T7">The education, experience, knowledge, skills, and qualifications required for project.</text:span></text:p>
              </text:list-item>
              <text:list-item>
                <text:p text:style-name="P8"><text:span text:style-name="T7"><text:s/>Past experience with similar domain.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9"><text:span text:style-name="T2">Time Required</text:span><text:span text:style-name="T1"> : </text:span><text:span text:style-name="T6">Project must be done within 3 year of time</text:span><text:span text:style-name="T1"> 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0">Bugdet: <text:span text:style-name="T18">$ 6700000</text:span>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2" office:value-type="string">
            <text:p text:style-name="P6">Project Incharge: <text:span text:style-name="T18">Gene Amdahl</text:span></text:p>
          </table:table-cell>
          <table:covered-table-cell/>
          <table:table-cell table:style-name="Table1.A2" table:number-columns-spanned="2" office:value-type="string">
            <text:p text:style-name="P10">Place of Contact : <text:span text:style-name="T17">Poughkeepsie, N.Y.</text:span>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5:44:30.072523135</meta:creation-date>
    <dc:date>2019-11-03T17:04:15.317827009</dc:date>
    <meta:editing-duration>PT1H19M40S</meta:editing-duration>
    <meta:editing-cycles>18</meta:editing-cycles>
    <meta:generator>LibreOffice/6.0.7.3$Linux_X86_64 LibreOffice_project/00m0$Build-3</meta:generator>
    <meta:document-statistic meta:table-count="1" meta:image-count="0" meta:object-count="0" meta:page-count="1" meta:paragraph-count="28" meta:word-count="321" meta:character-count="2155" meta:non-whitespace-character-count="1860"/>
  </office:meta>
</office:document-meta>
</file>